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Абзацсписка" style:list-style-name="LFO1" style:family="paragraph"/>
    <style:style style:name="P3" style:parent-style-name="Обычный" style:family="paragraph">
      <style:paragraph-properties fo:margin-left="0.4916in">
        <style:tab-stops/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 style:text-position="sub 66.6%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  <style:style style:name="T7" style:parent-style-name="Основнойшрифтабзаца" style:family="text">
      <style:text-properties fo:font-weight="bold" style:font-weight-asian="bold" style:font-weight-complex="bold" style:text-position="sub 66.6%"/>
    </style:style>
    <style:style style:name="P8" style:parent-style-name="Обычный" style:family="paragraph">
      <style:paragraph-properties fo:margin-left="0.4916in">
        <style:tab-stops/>
      </style:paragraph-properties>
    </style:style>
    <style:style style:name="P9" style:parent-style-name="Абзацсписка" style:list-style-name="LFO1" style:family="paragraph"/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Абзацсписка" style:family="paragraph">
      <style:text-properties fo:font-weight="bold" style:font-weight-asian="bold" style:font-weight-complex="bold"/>
    </style:style>
    <style:style style:name="P13" style:parent-style-name="Абзацсписка" style:list-style-name="LFO1" style:family="paragraph"/>
    <style:style style:name="P14" style:parent-style-name="Абзацсписка" style:family="paragraph">
      <style:text-properties fo:font-weight="bold" style:font-weight-asian="bold" style:font-weight-complex="bold"/>
    </style:style>
    <style:style style:name="P15" style:parent-style-name="Обычный" style:family="paragraph">
      <style:text-properties fo:font-weight="bold" style:font-weight-asian="bold" style:font-weight-complex="bold"/>
    </style:style>
    <style:style style:name="P16" style:parent-style-name="Абзацсписка" style:list-style-name="LFO2" style:family="paragraph"/>
    <style:style style:name="P17" style:parent-style-name="Абзацсписка" style:family="paragraph">
      <style:text-properties fo:font-weight="bold" style:font-weight-asian="bold" style:font-weight-complex="bold"/>
    </style:style>
    <style:style style:name="P18" style:parent-style-name="Абзацсписка" style:list-style-name="LFO2" style:family="paragraph"/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P20" style:parent-style-name="Абзацсписка" style:list-style-name="LFO2" style:family="paragraph"/>
    <style:style style:name="P21" style:parent-style-name="Абзацсписка" style:family="paragraph">
      <style:text-properties fo:font-weight="bold" style:font-weight-asian="bold" style:font-weight-complex="bold"/>
    </style:style>
    <style:style style:name="P22" style:parent-style-name="Абзацсписка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23" style:parent-style-name="Абзацсписка" style:list-style-name="LFO4" style:family="paragraph">
      <style:paragraph-properties fo:margin-left="0.4923in" fo:text-indent="-0.1965in">
        <style:tab-stops/>
      </style:paragraph-properties>
    </style:style>
    <style:style style:name="P24" style:parent-style-name="Абзацсписка" style:family="paragraph">
      <style:paragraph-properties fo:margin-left="0.4923in" fo:text-indent="-0.0006in">
        <style:tab-stops/>
      </style:paragraph-properties>
    </style:style>
    <style:style style:name="P25" style:parent-style-name="Абзацсписка" style:list-style-name="LFO4" style:family="paragraph">
      <style:paragraph-properties fo:margin-left="0.4923in" fo:text-indent="-0.1965in">
        <style:tab-stops/>
      </style:paragraph-properties>
    </style:style>
    <style:style style:name="P26" style:parent-style-name="Абзацсписка" style:family="paragraph">
      <style:paragraph-properties fo:margin-left="0.6881in" fo:text-indent="-0.1965in">
        <style:tab-stops/>
      </style:paragraph-properties>
    </style:style>
    <style:style style:name="P27" style:parent-style-name="Абзацсписка" style:family="paragraph">
      <style:paragraph-properties fo:margin-left="0.6881in" fo:text-indent="-0.1965in">
        <style:tab-stops/>
      </style:paragraph-properties>
    </style:style>
    <style:style style:name="P28" style:parent-style-name="Абзацсписка" style:family="paragraph">
      <style:paragraph-properties fo:margin-left="0.6881in" fo:text-indent="-0.1965in">
        <style:tab-stops/>
      </style:paragraph-properties>
    </style:style>
    <style:style style:name="P29" style:parent-style-name="Абзацсписка" style:list-style-name="LFO4" style:family="paragraph">
      <style:paragraph-properties fo:margin-left="0.4923in" fo:text-indent="-0.1965in">
        <style:tab-stops/>
      </style:paragraph-properties>
    </style:style>
    <style:style style:name="P30" style:parent-style-name="Абзацсписка" style:family="paragraph">
      <style:paragraph-properties fo:margin-left="0.4923in" fo:text-indent="-0.0006in">
        <style:tab-stops/>
      </style:paragraph-properties>
    </style:style>
    <style:style style:name="T31" style:parent-style-name="Основнойшрифтабзаца" style:family="text">
      <style:text-properties fo:font-weight="bold" style:font-weight-asian="bold" style:font-weight-complex="bold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Вариант 1</text:p>
      <text:list text:style-name="LFO1" text:continue-numbering="true">
        <text:list-item>
          <text:p text:style-name="P2">Чему равно значение выражения в системе счисления с основанием 16?</text:p>
        </text:list-item>
      </text:list>
      <text:p text:style-name="P3"><text:span text:style-name="T4">1011,01</text:span><text:span text:style-name="T5">2</text:span><text:span text:style-name="T6"> + 24,6</text:span><text:span text:style-name="T7">8</text:span></text:p>
      <text:p text:style-name="P8">В ответе укажите только число, основание системы счисления указывать не нужно.</text:p>
      <text:list text:style-name="LFO1" text:continue-numbering="true">
        <text:list-item>
          <text:p text:style-name="P9">В алгоритме шифрования RSA на одном из этапов формирования пары ключей используется формула:</text:p>
        </text:list-item>
      </text:list>
      <text:p text:style-name="Абзацсписка">(d·e) % f(n) = 1, где операция « % » — это остаток от деления.</text:p>
      <text:p text:style-name="Абзацсписка">Значение функции <text:span text:style-name="T10">f</text:span>(<text:span text:style-name="T11">n</text:span>) вычисляется по формуле f(n) = (p – 1)·(q – 1).</text:p>
      <text:p text:style-name="P12">Определите наибольшее значение числа d, которое меньше 40, если известно, что p = 5, q = 7, e = 11.</text:p>
      <text:list text:style-name="LFO1" text:continue-numbering="true">
        <text:list-item>
          <text:p text:style-name="P13">Для хранения целых чисел со знаком в памяти компьютера существует два подхода. Первый заключается в замене первого бита на единицу. Несмотря на свою простоту, он не применяется в компьютерах для представления целых чисел, т. к. действия над числом выполняются по-разному для разных сочетаний знаков чисел. Второй подход заключается в построении дополнительного кода путём инверсии битов числа и операции сложения с единицей. Он позволяет выполнять арифметические действия с положительными и отрицательными числами по одному и тому же алгоритму.</text:p>
        </text:list-item>
      </text:list>
      <text:p text:style-name="P14">Постройте восьмибитный двоичный дополнительный код к числу -38.</text:p>
      <text:p text:style-name="Абзацсписка"/>
      <text:p text:style-name="P15">Вариант 2</text:p>
      <text:list text:style-name="LFO2" text:continue-numbering="true">
        <text:list-item>
          <text:p text:style-name="P16">Вычислите значение выражения в системе счисления с основанием 8:</text:p>
        </text:list-item>
      </text:list>
      <text:p text:style-name="P17">1101,01₂ - 34,6₈ <text:s/></text:p>
      <text:p text:style-name="Абзацсписка">В ответе укажите только число в восьмеричной системе, основание указывать не нужно.</text:p>
      <text:list text:style-name="LFO2" text:continue-numbering="true">
        <text:list-item>
          <text:p text:style-name="P18">В криптосистеме Эль-Гамаля используется формула:</text:p>
        </text:list-item>
      </text:list>
      <text:p text:style-name="Абзацсписка">y ≡ gˣ mod p<text:s/>где:</text:p>
      <text:p text:style-name="Абзацсписка">p = 23 (простое число)</text:p>
      <text:p text:style-name="Абзацсписка">g = 5 (первообразный корень по модулю p)</text:p>
      <text:p text:style-name="Абзацсписка">x = 7 (секретный ключ)</text:p>
      <text:p text:style-name="Абзацсписка"><text:span text:style-name="T19">Найдите значение y.</text:span><text:s/>В ответе укажите только число.</text:p>
      <text:list text:style-name="LFO2" text:continue-numbering="true">
        <text:list-item>
          <text:p text:style-name="P20">Для хранения целых чисел со знаком в памяти компьютера существует два подхода. Первый заключается в замене первого бита на единицу. Несмотря на свою простоту, он не применяется в компьютерах для представления целых чисел, т. к. действия над числом выполняются по-разному для разных сочетаний знаков чисел. Второй подход заключается в построении дополнительного кода путём инверсии битов числа и операции сложения с единицей. Он позволяет выполнять арифметические действия с положительными и отрицательными числами по одному и тому же алгоритму.</text:p>
        </text:list-item>
      </text:list>
      <text:p text:style-name="P21">Постройте восьмибитный двоичный дополнительный код к числу -125.</text:p>
      <text:p text:style-name="P22">Вариант 3</text:p>
      <text:list text:style-name="LFO4" text:continue-numbering="true">
        <text:list-item>
          <text:p text:style-name="P23">Чему равно значение выражения в системе счисления с основанием 8?<text:line-break/>1101,01₂ - 12,3₄</text:p>
        </text:list-item>
      </text:list>
      <text:p text:style-name="P24">В ответе укажите только число, основание системы счисления указывать не нужно.</text:p>
      <text:list text:style-name="LFO4" text:continue-numbering="true">
        <text:list-item>
          <text:p text:style-name="P25">В алгоритме Диффи-Хеллмана для обмена ключами используется формула:<text:line-break/>K = (g^b mod p)^a mod p, где a и b — секретные числа участников.<text:line-break/>Определите общий ключ K, если:</text:p>
        </text:list-item>
      </text:list>
      <text:p text:style-name="P26">p = 23, g = 5,</text:p>
      <text:p text:style-name="P27">секретное число Алисы a = 6,</text:p>
      <text:p text:style-name="P28">секретное число Боба b = 15.</text:p>
      <text:list text:style-name="LFO4" text:continue-numbering="true">
        <text:list-item>
          <text:p text:style-name="P29">Для хранения целых чисел со знаком в памяти компьютера существует два подхода. Первый заключается в замене первого бита на единицу. Несмотря на свою простоту, он не применяется в компьютерах для представления целых чисел, т. к. действия над числом выполняются по-разному для разных сочетаний знаков чисел. Второй подход заключается в построении дополнительного кода путём инверсии битов числа и операции сложения с единицей. Он позволяет выполнять арифметические действия с положительными и отрицательными числами по одному и тому же алгоритму.</text:p>
        </text:list-item>
      </text:list>
      <text:p text:style-name="P30"><text:span text:style-name="T31">Постройте восьмибитный двоичный дополнительный код к числу -</text:span><text:span text:style-name="T32">44</text:span><text:span text:style-name="T3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29T19:11:00Z</meta:creation-date>
    <dc:date>2025-04-29T19:20:00Z</dc:date>
    <meta:print-date>2025-04-29T19:20:00Z</meta:print-date>
    <meta:template xlink:href="Normal.dotm" xlink:type="simple"/>
    <meta:editing-cycles>3</meta:editing-cycles>
    <meta:editing-duration>PT540S</meta:editing-duration>
    <meta:document-statistic meta:page-count="1" meta:paragraph-count="6" meta:word-count="465" meta:character-count="3113" meta:row-count="22" meta:non-whitespace-character-count="2654"/>
  </office:meta>
</office:document-meta>
</file>